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01">
      <style:text-properties fo:color="#000000" loext:opacity="100%"/>
    </style:style>
    <style:style style:name="P2" style:family="paragraph" style:parent-style-name="Compact" style:list-style-name="WWNum1002">
      <style:text-properties fo:color="#000000" loext:opacity="100%"/>
    </style:style>
    <style:style style:name="P3" style:family="paragraph" style:parent-style-name="Compact" style:list-style-name="WWNum1003">
      <style:text-properties fo:color="#000000" loext:opacity="100%"/>
    </style:style>
    <style:style style:name="P4" style:family="paragraph" style:parent-style-name="Compact" style:list-style-name="WWNum1004">
      <style:text-properties fo:color="#000000" loext:opacity="100%"/>
    </style:style>
    <style:style style:name="P5" style:family="paragraph" style:parent-style-name="Compact" style:list-style-name="WWNum1005">
      <style:text-properties fo:color="#000000" loext:opacity="100%"/>
    </style:style>
    <style:style style:name="P6" style:family="paragraph" style:parent-style-name="Compact" style:list-style-name="WWNum1006">
      <style:text-properties fo:color="#000000" loext:opacity="100%"/>
    </style:style>
    <style:style style:name="P7" style:family="paragraph" style:parent-style-name="Compact" style:list-style-name="WWNum1007">
      <style:text-properties fo:color="#000000" loext:opacity="100%"/>
    </style:style>
    <style:style style:name="P8" style:family="paragraph" style:parent-style-name="Compact" style:list-style-name="WWNum1008">
      <style:text-properties fo:color="#000000" loext:opacity="100%"/>
    </style:style>
    <style:style style:name="P9" style:family="paragraph" style:parent-style-name="Compact" style:list-style-name="WWNum1009">
      <style:text-properties fo:color="#000000" loext:opacity="100%"/>
    </style:style>
    <style:style style:name="P10" style:family="paragraph" style:parent-style-name="Compact" style:list-style-name="WWNum1010">
      <style:text-properties fo:color="#000000" loext:opacity="100%"/>
    </style:style>
    <style:style style:name="P11" style:family="paragraph" style:parent-style-name="Compact" style:list-style-name="WWNum1011">
      <style:text-properties fo:color="#000000" loext:opacity="100%"/>
    </style:style>
    <style:style style:name="P12" style:family="paragraph" style:parent-style-name="Compact" style:list-style-name="WWNum1012">
      <style:text-properties fo:color="#000000" loext:opacity="100%"/>
    </style:style>
    <style:style style:name="P13" style:family="paragraph" style:parent-style-name="Compact" style:list-style-name="WWNum1013">
      <style:text-properties fo:color="#000000" loext:opacity="100%"/>
    </style:style>
    <style:style style:name="P14" style:family="paragraph" style:parent-style-name="Compact" style:list-style-name="WWNum1014">
      <style:text-properties fo:color="#000000" loext:opacity="100%"/>
    </style:style>
    <style:style style:name="P15" style:family="paragraph" style:parent-style-name="Compact" style:list-style-name="WWNum1015">
      <style:text-properties fo:color="#000000" loext:opacity="100%"/>
    </style:style>
    <style:style style:name="P16" style:family="paragraph" style:parent-style-name="Compact" style:list-style-name="WWNum1016">
      <style:text-properties fo:color="#000000" loext:opacity="100%"/>
    </style:style>
    <style:style style:name="P17" style:family="paragraph" style:parent-style-name="Compact" style:list-style-name="WWNum1017">
      <style:text-properties fo:color="#000000" loext:opacity="100%"/>
    </style:style>
    <style:style style:name="P18" style:family="paragraph" style:parent-style-name="First_20_Paragraph">
      <style:text-properties fo:color="#000000" loext:opacity="100%"/>
    </style:style>
    <style:style style:name="P19" style:family="paragraph" style:parent-style-name="Heading_20_1">
      <style:text-properties fo:color="#000000" loext:opacity="100%"/>
    </style:style>
    <style:style style:name="P20" style:family="paragraph" style:parent-style-name="Heading_20_2">
      <style:text-properties fo:color="#000000" loext:opacity="100%"/>
    </style:style>
    <style:style style:name="P21" style:family="paragraph" style:parent-style-name="Text_20_body">
      <style:text-properties fo:color="#000000" loext:opacity="100%"/>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9" text:outline-level="1"><text:bookmark-start text:name="mini-cairn-dmg"/>Mini Cairn DMG<text:bookmark-end text:name="mini-cairn-dmg"/></text:h>
        <text:p text:style-name="P18">This contains selections from Cairn Adventurer’s Guide, The Hazard System, and the Cairn Beasiary.</text:p>
        <text:h text:style-name="P19" text:outline-level="1"><text:bookmark-start text:name="cairn-adventurers-guide"/>CAIRN Adventurer’s Guide<text:bookmark-end text:name="cairn-adventurers-guide"/></text:h>
        <text:p text:style-name="P18">Moduar Rules and Procedures for Cairn RPG by Adam Hensley. Text licensed under CC-BY-SA 4.0</text:p>
        <text:p text:style-name="P21">Note: L is used in reference to player level. Example: A level 2 player would see Ld6 and roll 2d6.</text:p>
        <text:h text:style-name="P20" text:outline-level="2"><text:bookmark-start text:name="npc-reactions"/>NPC Reactions<text:bookmark-end text:name="npc-reactions"/></text:h>
        <text:p text:style-name="P18">When the PCs encounter an NPC whose reaction to the party is not obvious, the Warden may roll 2d6 and consult the following table.</text:p>
        <text:list xml:id="list535597012" text:style-name="WWNum1001">
          <text:list-item>
            <text:p text:style-name="P1">2: Hostile</text:p>
          </text:list-item>
          <text:list-item>
            <text:p text:style-name="P1">3-5: Wary</text:p>
          </text:list-item>
          <text:list-item>
            <text:p text:style-name="P1">6-8: Curious</text:p>
          </text:list-item>
          <text:list-item>
            <text:p text:style-name="P1">9-11: Friendly</text:p>
          </text:list-item>
          <text:list-item>
            <text:p text:style-name="P1">12: Helpful</text:p>
          </text:list-item>
        </text:list>
        <text:p text:style-name="P18"><text:span text:style-name="T1">What Do They Want?</text:span> Most NPCs will have something they want. Roll a d10 on the following table to find out what they want.</text:p>
        <text:p text:style-name="P21"><text:span text:style-name="T1">D10. Want: Description</text:span></text:p>
        <text:list xml:id="list2353954406" text:style-name="WWNum1002">
          <text:list-item text:start-value="1">
            <text:p text:style-name="P2">Food: You can distract them with rations, point them towards corpses, cast a food illusion.</text:p>
          </text:list-item>
          <text:list-item>
            <text:p text:style-name="P2">Aid: They could be hurt and need medical aid of some sort.</text:p>
          </text:list-item>
          <text:list-item>
            <text:p text:style-name="P2">Money: They want money. Extortion, toll, tax, tribute, or greed.</text:p>
          </text:list-item>
          <text:list-item>
            <text:p text:style-name="P2">Valuables: Rare or unique items. Excellent pairings can result in their friendship or gaining as allies.</text:p>
          </text:list-item>
          <text:list-item>
            <text:p text:style-name="P2">Territory: This is their turf. They will defend it, ask you to leave, or to prove why you should be able to pass through.</text:p>
          </text:list-item>
          <text:list-item>
            <text:p text:style-name="P2">Info: They want to know about a nearby NPC, faction, landmark, or location.</text:p>
          </text:list-item>
          <text:list-item>
            <text:p text:style-name="P2">Help: They need something from nearby, probably somewhere dangerous. Kill something, clear out an area, retrieve something.</text:p>
          </text:list-item>
          <text:list-item>
            <text:p text:style-name="P2">Trade: They have random equipment (from each category on equipment tables) and want to trade or sell. 1 in 6 chance they have something rare or valuable. Good business means possible friendship.</text:p>
          </text:list-item>
          <text:list-item>
            <text:p text:style-name="P2">Mission: They’re in service to another nearby NPC or faction and are helping to achieve a goal for them.</text:p>
          </text:list-item>
          <text:list-item>
            <text:p text:style-name="P2">Directions: They are lost and need directions somewhere, or help being escorted there safely.</text:p>
          </text:list-item>
        </text:list>
        <text:h text:style-name="P20" text:outline-level="2"><text:bookmark-start text:name="dungeon-exploration"/>Dungeon Exploration<text:bookmark-end text:name="dungeon-exploration"/></text:h>
        <text:p text:style-name="P18"><text:span text:style-name="T1">Dungeon Turns</text:span></text:p>
        <text:p text:style-name="P21">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text:soft-page-break/>always has a cost, and that cost is provoking an encounter roll. These encounters can involve running into monsters, but can also challenge or reward the party in other ways.</text:p>
        <text:p text:style-name="P21"><text:span text:style-name="T1">Sequence of Play Per Turn</text:span></text:p>
        <text:list xml:id="list193511484174620" text:continue-list="list2353954406" text:style-name="WWNum1003">
          <text:list-item text:start-value="1">
            <text:p text:style-name="P3">Encounter Roll: GM makes a d6 loaded encounter roll once every few dungeon turns, or at their discretion.</text:p>
          </text:list-item>
          <text:list-item>
            <text:p text:style-name="P3">Actions: The party decides what action to take. (e.g. moving, searching, listening, entering or exiting rooms).</text:p>
          </text:list-item>
          <text:list-item>
            <text:p text:style-name="P3">Description: GM describes and resolves what happens. If encounters were rolled, they happen here. If (1) was rolled on the encounter die, make a reaction roll and proceed from there.</text:p>
          </text:list-item>
          <text:list-item>
            <text:p text:style-name="P3">End of turn: GM updates time, and management of light, food, need to rest, or any sort of usage dice rolls can be made.</text:p>
          </text:list-item>
        </text:list>
        <text:p text:style-name="P18"><text:span text:style-name="T1">Dungeon Turn Movement</text:span></text:p>
        <text:list xml:id="list193512950913924" text:continue-list="list535597012" text:style-name="WWNum1004">
          <text:list-item>
            <text:p text:style-name="P4">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4">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18"><text:span text:style-name="T1">Searching</text:span></text:p>
        <text:list xml:id="list193512741733147" text:continue-list="list193512950913924" text:style-name="WWNum1005">
          <text:list-item>
            <text:p text:style-name="P5">A quick search takes 1 minute, covers roughly a 30x30’ space, and reveals only the most obvious information.</text:p>
          </text:list-item>
          <text:list-item>
            <text:p text:style-name="P5">A detailed search takes 10 minutes (1 turn), covers roughly a 30x30’ space, and reveals most hidden information, at the GM’s discretion.</text:p>
          </text:list-item>
          <text:list-item>
            <text:p text:style-name="P5">You can replace 30x30 with small, medium, and large rooms, and require additional turns to complete a detailed search.</text:p>
          </text:list-item>
        </text:list>
        <text:p text:style-name="P18"><text:span text:style-name="T1">Loaded Encounter Roll</text:span></text:p>
        <text:p text:style-name="P21">Roll a d6 encounter dice every 2 or 3 rounds (at your discretion, adjust as needed) or when players make noise. Only a roll of 1 will result in an encounter, and they won’t always be hostile. Roll the reaction dice to see their disposition, and remember that they’re already doing something. Optionally, you can roll non-loaded encounters with only and encounter occurring on a roll of 1, while nothing else happens otherwise.</text:p>
        <text:list xml:id="list193512562766593" text:continue-list="list193511484174620" text:style-name="WWNum1006">
          <text:list-item text:start-value="1">
            <text:p text:style-name="P6">Encounter (roll on encounter table or choose, roll reactions + wants)</text:p>
          </text:list-item>
          <text:list-item>
            <text:p text:style-name="P6">Sign (Clue, “spoor”, track, abandoned lair, scent, victim, droppings, etc.)</text:p>
          </text:list-item>
          <text:list-item>
            <text:p text:style-name="P6">Locality (context-dependent timer, water rising, ritual completing, The party’s surroundings shift or escalate in some way.)</text:p>
          </text:list-item>
          <text:list-item>
            <text:p text:style-name="P6">Exhaustion (rest next round or deprived)</text:p>
          </text:list-item>
          <text:list-item>
            <text:p text:style-name="P6"><text:soft-page-break/>Expiration (Ongoing effects end, light usage roll, resource usage, bellies rumble.)</text:p>
          </text:list-item>
          <text:list-item>
            <text:p text:style-name="P6">Discovery or Treasure (The party finds something interesting and possibly beneficial.)</text:p>
          </text:list-item>
        </text:list>
        <text:p text:style-name="P18"><text:span text:style-name="T1">Light</text:span></text:p>
        <text:p text:style-name="P21">Torches, lanterns, and other radial sources of light illuminate 40’ clearly and provide dim outlines and shadows for a further 40’. In the dark, light sources are visible miles away. Standard torches will last about 6 turns, or 1 hour, before they burn out.</text:p>
        <text:h text:style-name="P20" text:outline-level="2"><text:bookmark-start text:name="wilderness-exploration"/>Wilderness Exploration<text:bookmark-end text:name="wilderness-exploration"/></text:h>
        <text:p text:style-name="P18"><text:span text:style-name="T1">Hex Crawling</text:span></text:p>
        <text:p text:style-name="P21">Each hex represents 6 miles. An adventuring day is divided into 6 turns of approximately 4 hours each. Two of these phases, approximately 8 hours, must be spent sleeping in order to avoid becoming deprived. In each turn, the following procedure is followed:</text:p>
        <text:list xml:id="list193512065501869" text:continue-list="list193512562766593" text:style-name="WWNum1007">
          <text:list-item text:start-value="1">
            <text:p text:style-name="P7">Exploration Action: The party decides on one exploration action for that turn.</text:p>
          </text:list-item>
          <text:list-item>
            <text:p text:style-name="P7">Event Roll: The GM rolls on the event die for encounters and other random events.</text:p>
          </text:list-item>
          <text:list-item>
            <text:p text:style-name="P7">Resolution: The action and event rolls are resolved.</text:p>
          </text:list-item>
        </text:list>
        <text:p text:style-name="P18"><text:span text:style-name="T1">Exploration Actions</text:span></text:p>
        <text:p text:style-name="P21">The party may choose one of the following standard actions each 4-hour wilderness turn.</text:p>
        <text:list xml:id="list193511783619880" text:continue-list="list193512741733147" text:style-name="WWNum1008">
          <text:list-item>
            <text:p text:style-name="P8">Travel: Exiting a hex and moving into an adjacent one.</text:p>
          </text:list-item>
          <text:list-item>
            <text:p text:style-name="P8">Roads: The party travels through two tiles (three if mounted).</text:p>
          </text:list-item>
          <text:list-item>
            <text:p text:style-name="P8">Standard Terrain: 1 tile is traversed.</text:p>
          </text:list-item>
          <text:list-item>
            <text:p text:style-name="P8">Difficult Terrain: 1/2 tile is traversed. (requires 8 hours, or 2 turns)</text:p>
          </text:list-item>
          <text:list-item>
            <text:p text:style-name="P8">Treacherous Terrain: 1/4 tile is traversed. (requires 16 hours, or 4 turns)</text:p>
          </text:list-item>
          <text:list-item>
            <text:p text:style-name="P8">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8">Off-Course: When lost, assign a number to each adjacent tile starting from the top (north) as 1, continuing clockwise. Roll 1d6 and move the players one tile off-course that direction.</text:p>
          </text:list-item>
          <text:list-item>
            <text:p text:style-name="P8">Weather: Adverse weather can optionally increase the chances of getting lost or the difficulty of the terrain, at your discretion.</text:p>
          </text:list-item>
          <text:list-item>
            <text:p text:style-name="P8">Reorientation: If players get lost, they will need to spend the next turn reorienting themselves.</text:p>
          </text:list-item>
          <text:list-item>
            <text:p text:style-name="P8">Explore: Looking for interesting features within a hex. There is a 4-in-6 chance of discovering the main location in the hex description. Difficult terrain reduces this to 3-in-6. An experienced woodsman increases the chance by 1-in-6.</text:p>
          </text:list-item>
          <text:list-item>
            <text:p text:style-name="P8">Locate: Looking for something which was previously encountered in a hex. The basic chance is 5-in-6 or 4-in-6 in difficult terrain. An experienced woodsman, tracker, or navigator increases the chance by 1-in-6.</text:p>
          </text:list-item>
          <text:list-item>
            <text:p text:style-name="P8"><text:soft-page-break/>Interact: Staying in the current location (e.g. exploring a dungeon, town, etc).</text:p>
          </text:list-item>
          <text:list-item>
            <text:p text:style-name="P8">Camp: Resting and/or sleeping. See later for details on resting in the wilds.</text:p>
          </text:list-item>
          <text:list-item>
            <text:p text:style-name="P8">Forage: Hunt, fish, or forage for food. There is a basic 3-in-6 chance of success. An experienced hunter, angler, or woodsman increases the chance.</text:p>
          </text:list-item>
        </text:list>
        <text:p text:style-name="P18"><text:span text:style-name="T1">Event Roll</text:span></text:p>
        <text:p text:style-name="P21">The GM rolls a d6 and consults the table appropriate to the party’s location.</text:p>
        <text:list xml:id="list193511370765404" text:continue-list="list193512065501869" text:style-name="WWNum1009">
          <text:list-item text:start-value="1">
            <text:p text:style-name="P9">Encounter: Roll on an encounter table for that terrain type or location. Don’t forget to roll for reaction and want.</text:p>
          </text:list-item>
          <text:list-item>
            <text:p text:style-name="P9">Sign: Clue, spoor, or indication of nearby encounter, locality, hidden feature, or information about a nearby hex.</text:p>
          </text:list-item>
          <text:list-item>
            <text:p text:style-name="P9">Locality: Shifts in weather, terrain, or other local changes.</text:p>
          </text:list-item>
          <text:list-item>
            <text:p text:style-name="P9">Expiration: Resources are drained in some way. Roll a d4. 1-2: Exhaustion (rest for a turn or add 1 fatigue); 3-4: Hunger (Eat a ration or add 1 fatigue)</text:p>
          </text:list-item>
          <text:list-item>
            <text:p text:style-name="P9">Discovery: Discover something useful such as food, treasure, or other resources.</text:p>
          </text:list-item>
          <text:list-item>
            <text:p text:style-name="P9">Hidden Feature: The main feature of the hex is discovered, or, choose or roll randomly for a unique hex feature from a random table. Options include small dungeons, secret areas, factions, etc.</text:p>
          </text:list-item>
        </text:list>
        <text:h text:style-name="P19" text:outline-level="1"><text:bookmark-start text:name="the-hazard-system"/>The Hazard System<text:bookmark-end text:name="the-hazard-system"/></text:h>
        <text:p text:style-name="P18">By Necropraxis Productions (CC-BY-SA) http://www.necropraxis.com/hazard-system/</text:p>
        <text:h text:style-name="P20" text:outline-level="2"><text:bookmark-start text:name="hazard-system-v0.3"/>Hazard System (v0.3)<text:bookmark-end text:name="hazard-system-v0.3"/></text:h>
        <text:p text:style-name="P18">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193512570345941" text:continue-list="list193511370765404" text:style-name="WWNum1010">
          <text:list-item text:start-value="1">
            <text:p text:style-name="P10">Setback</text:p>
          </text:list-item>
          <text:list-item>
            <text:p text:style-name="P10">Fatigue</text:p>
          </text:list-item>
          <text:list-item>
            <text:p text:style-name="P10">Expiration</text:p>
          </text:list-item>
          <text:list-item>
            <text:p text:style-name="P10">Locality</text:p>
          </text:list-item>
          <text:list-item>
            <text:p text:style-name="P10">Percept</text:p>
          </text:list-item>
          <text:list-item>
            <text:p text:style-name="P10">Advantage</text:p>
          </text:list-item>
        </text:list>
        <text:h text:style-name="P20" text:outline-level="2"><text:bookmark-start text:name="hazard-die-interpretations"/>Hazard Die Interpretations<text:bookmark-end text:name="hazard-die-interpretations"/></text:h>
        <text:p text:style-name="P18"><text:span text:style-name="T2">d6. Result: Interpretation</text:span></text:p>
        <text:p text:style-name="P21"><text:span text:style-name="T1">Haven Turn Interpretation</text:span></text:p>
        <text:list xml:id="list193511544156555" text:continue-list="list193512570345941" text:style-name="WWNum1011">
          <text:list-item text:start-value="1">
            <text:p text:style-name="P11">Setback: Encounter (use regional table) or disaster (see below)</text:p>
          </text:list-item>
          <text:list-item>
            <text:p text:style-name="P11">Fatigue: Shortage (1 medicine, 2-3 drought, 4-5 famine, 6 trust)</text:p>
          </text:list-item>
          <text:list-item>
            <text:p text:style-name="P11">Expiration: Clear one or more haven conditions</text:p>
          </text:list-item>
          <text:list-item>
            <text:p text:style-name="P11">Locality: Advance season (or other local change)</text:p>
          </text:list-item>
          <text:list-item>
            <text:p text:style-name="P11">Percept: Foreshadow looming disaster</text:p>
          </text:list-item>
          <text:list-item>
            <text:p text:style-name="P11"><text:soft-page-break/>Advantage: Full recovery</text:p>
          </text:list-item>
        </text:list>
        <text:p text:style-name="P18"><text:span text:style-name="T1">Wilderness Turn Interpretation</text:span></text:p>
        <text:list xml:id="list193512775654109" text:continue-list="list193511544156555" text:style-name="WWNum1012">
          <text:list-item text:start-value="1">
            <text:p text:style-name="P12">Setback: Encounter (use regional table) or road/bridge out</text:p>
          </text:list-item>
          <text:list-item>
            <text:p text:style-name="P12">Fatigue: Rest and consume rations (1/person) or suffer minor harm (1 HP)</text:p>
          </text:list-item>
          <text:list-item>
            <text:p text:style-name="P12">Expiration: Expire transient wilderness condition</text:p>
          </text:list-item>
          <text:list-item>
            <text:p text:style-name="P12">Locality: Shift weather (or other local change)</text:p>
          </text:list-item>
          <text:list-item>
            <text:p text:style-name="P12">Percept: Spoor or clue regarding next encounter</text:p>
          </text:list-item>
          <text:list-item>
            <text:p text:style-name="P12">Advantage: Free wilderness turn</text:p>
          </text:list-item>
        </text:list>
        <text:p text:style-name="P18"><text:span text:style-name="T1">Dungeon Turn Interpretation</text:span></text:p>
        <text:list xml:id="list193512293047006" text:continue-list="list193512775654109" text:style-name="WWNum1013">
          <text:list-item text:start-value="1">
            <text:p text:style-name="P13">Setback: Encounter (use zone table)</text:p>
          </text:list-item>
          <text:list-item>
            <text:p text:style-name="P13">Fatigue: Rest and consume rations (1/party) or suffer minor harm (1 HP)</text:p>
          </text:list-item>
          <text:list-item>
            <text:p text:style-name="P13">Expiration: Expire transient dungeon conditions (light, spell, etc)</text:p>
          </text:list-item>
          <text:list-item>
            <text:p text:style-name="P13">Locality: Shift dungeon state (or other local change)</text:p>
          </text:list-item>
          <text:list-item>
            <text:p text:style-name="P13">Percept: Spoor or clue regarding next encounter</text:p>
          </text:list-item>
          <text:list-item>
            <text:p text:style-name="P13">Advantage: Free dungeon turn</text:p>
          </text:list-item>
        </text:list>
        <text:p text:style-name="P18"><text:span text:style-name="T1">Combat Turn Interpretation</text:span></text:p>
        <text:list xml:id="list193512099980441" text:continue-list="list193512293047006" text:style-name="WWNum1014">
          <text:list-item text:start-value="1">
            <text:p text:style-name="P14">Setback: Opponents act first or additional encounter (use zone table)</text:p>
          </text:list-item>
          <text:list-item>
            <text:p text:style-name="P14">Fatigue: Suffer minor harm (1 HP) if engaged in melee</text:p>
          </text:list-item>
          <text:list-item>
            <text:p text:style-name="P14">Expiration: Expire transient combat conditions (light, burning, etc)</text:p>
          </text:list-item>
          <text:list-item>
            <text:p text:style-name="P14">Locality: Shift battlefield (or other local change)</text:p>
          </text:list-item>
          <text:list-item>
            <text:p text:style-name="P14">Percept: Spoor or clue regarding next encounter</text:p>
          </text:list-item>
          <text:list-item>
            <text:p text:style-name="P14">Advantage: Free combat turn</text:p>
          </text:list-item>
        </text:list>
        <text:list xml:id="list193513114686891" text:continue-list="list193511783619880" text:style-name="WWNum1015">
          <text:list-item>
            <text:p text:style-name="P15">Some disasters (1d6): 1 invasion, 2 insurrection, 3 fire, 4 earthquake, 5 flood, 6 falling star</text:p>
          </text:list-item>
          <text:list-item>
            <text:p text:style-name="P15">Some dungeon localities (1d6): 1 obstruction, 2-3 seal/open door, 4-5 divert water, 6 expose secret</text:p>
          </text:list-item>
          <text:list-item>
            <text:p text:style-name="P15">Use common sense: ignore results that do not make fictional sense, but only the first time</text:p>
          </text:list-item>
          <text:list-item>
            <text:p text:style-name="P15">Keep time abstract: quantifying the details precisely is rarely worth the hassle</text:p>
          </text:list-item>
        </text:list>
        <text:h text:style-name="P20" text:outline-level="2"><text:bookmark-start text:name="moves-and-conditions"/>Moves and Conditions<text:bookmark-end text:name="moves-and-conditions"/></text:h>
        <text:p text:style-name="P18">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21"><text:span text:style-name="T1">Haven turns</text:span> represent several days or weeks of rest and recovery.</text:p>
        <text:list xml:id="list193511697387630" text:continue-list="list193513114686891" text:style-name="WWNum1016">
          <text:list-item>
            <text:p text:style-name="P16">Free haven moves: advance/level up, prepare spells, recover, recruit, resupply</text:p>
          </text:list-item>
          <text:list-item>
            <text:p text:style-name="P16">Full haven moves: craft gear, scribe scroll, conduct research</text:p>
          </text:list-item>
          <text:list-item>
            <text:p text:style-name="P16">Haven conditions: curse, famine, pestilence, shortage, siege, winter</text:p>
          </text:list-item>
        </text:list>
        <text:p text:style-name="P18"><text:soft-page-break/>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193512598659445" text:continue-list="list193511697387630" text:style-name="WWNum1017">
          <text:list-item>
            <text:p text:style-name="P17">Free wilderness moves: access known landmark in current area, survey adjacent areas</text:p>
          </text:list-item>
          <text:list-item>
            <text:p text:style-name="P17">Full wilderness moves: travel to adjacent area, search, explore, hunt, track</text:p>
          </text:list-item>
          <text:list-item>
            <text:p text:style-name="P17">Wilderness conditions: exhausted, lost</text:p>
          </text:list-item>
        </text:list>
        <text:p text:style-name="P18">Lost: Travel is no longer an option. Use search to locate a landmark, removing the lost condition on success.</text:p>
        <text:p text:style-name="P21">Dungeon turns represent exploration at architectural scale, approximately tens of minutes or a few hours, assuming careful advance into hostile places. * Free dungeon moves: look under a rug, open unstuck door, pull lever * Full dungeon moves: climb, force a door, move to adjacent area, pick a lock, search * Dungeon conditions: candlelight, torchlight, overburdened Combat turns represent tactical actions occuring over seconds or minutes. * Free combat moves: shout command, drop held item, * Full combat moves: shoot, spell, strike, throw, withdraw * Combat conditions: burning, defended, grappled, prone Notes and Further Reading * Consider using a simple slot-based encumbrance system, such as one item per point of strength. * Locality results work best if you design areas with countdowns or aspects that can shift between states. * I replace traditional initiative with the combat hazard die.</text:p>
        <text:h text:style-name="P19" text:outline-level="1"><text:bookmark-start text:name="casirn-beasiary"/>Casirn Beasiary<text:bookmark-end text:name="casirn-beasiary"/></text:h>
        <text:p text:style-name="P18">https://cairnrpg.com/Cairn Bestiary compiled on April 28, 2023 by Yochai Gal (CC-BY-SA 4.0) https://cairnrpg.com/</text:p>
        <text:p text:style-name="P21"><text:span text:style-name="T1">Acolyte:</text:span> 4 HP, 1 Armor, 14 WIL, mace (d8) or ceremonial dagger (d6), Holy Symbol (Ward once per day). Holy men and women bound to a particular deity.. Normally travel in groups of 4+.</text:p>
        <text:p text:style-name="P21"><text:span text:style-name="T1">Ankheg:</text:span> 7 HP, 1 Armor, 16 STR, 8 WIL, bite (d10), acid squirt (d8, Blast). Huge insectoids with multiple legs and shiny black eyes. Subsists from dirt, roots, and flesh.. Burrows just beneath the surfaces to ambush unsuspecting creatures.</text:p>
        <text:p text:style-name="P21"><text:span text:style-name="T1">Ape, White:</text:span> 5 HP, 14 STR, claws (d6+d6), rocks (d6, Blast). Albino gorillas with nocturnal habits.. Defend their territory with threating gestures, followed by sudden violence.</text:p>
        <text:p text:style-name="P21"><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text:soft-page-break/>Creatures caught in its webs are entangled and unable to move. Breaking free requires an STR save.</text:p>
        <text:p text:style-name="P21"><text:span text:style-name="T1">Bandit:</text:span> 4 HP, 11 STR, 14 DEX, 12 WIL, dagger (d6). Thieves who value wealth over all else.. Use disguises, stealth, and trickery to surprise victims.</text:p>
        <text:p text:style-name="P21"><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21"><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21"><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21"><text:span text:style-name="T1">Bear, Black:</text:span> 6 HP, 14 STR, 12 DEX, 6 WIL, claws (d6+d6), bite (d8). 4’ tall bears (twice that much if standing) that subsist mostly on berries and roots. Drawn to campsites in search of food.. Aggressive if cornered or feel that their young are threatened.</text:p>
        <text:p text:style-name="P21"><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21"><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21"><text:span text:style-name="T1">Bear, Polar:</text:span> 7 HP, 16 STR, 12 DEX, 6 WIL, claws (d8+d8), bite (d10). 11’ tall white-furred bears who live in cold regions, subsisting mostly from fish.. Excellent swimmers that also move effortlessly through both snow and ice.</text:p>
        <text:p text:style-name="P21"><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21"><text:span text:style-name="T1">Beetle, Tiger:</text:span> 3 HP, 6 STR, 12 DEX, 6 WIL, bite (d6). 4’ long striped carnivorous insect with powerful mandibles.. Prefers smaller prey but will not shy from hunting the occasional humanoid.</text:p>
        <text:p text:style-name="P21"><text:span text:style-name="T1">Berserker:</text:span> 10 HP, 1 Armor, 14 STR, 13 DEX, 15 WIL, twin axes (d8+d8). Ruthless warriors that derive their power from the skins they wear: <text:soft-page-break/>bears, wolves, boards, etc.. Ignores the Morale rule and is never treated as part of a detachment.. Rage: The Berserker enters a state of pure fury, their attacks gaining the Enhanced and Blast quality until they take STR damage.</text:p>
        <text:p text:style-name="P21"><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21"><text:span text:style-name="T1">Blink Dog:</text:span> 5 HP, 11 STR, 14 DEX, 5 WIL, bite (d6). Intelligent, wild dogs that travel in packs.. After each attack, they may teleport a safe distance away.</text:p>
        <text:p text:style-name="P21"><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21"><text:span text:style-name="T1">Boar:</text:span> 3 HP, 12 STR, 6 WIL, tusks (d6). Omnivorous wild boars that dwell primarily in forests.. Not naturally aggressive, but dangerous if disturbed.. Critical Damage: Gores its victims, causing great loss of blood.</text:p>
        <text:p text:style-name="P21"><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21"><text:span text:style-name="T1">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21"><text:span text:style-name="T1">Buccaneer:</text:span> 4 HP, 11 STR, 14 DEX, 12 WIL, scimitar (d6). Outlaw sailors who raid coastal settlements, as well as other ships.. Travel in large ship crews, only fighting in clear advantage (generally numerical).</text:p>
        <text:p text:style-name="P21"><text:span text:style-name="T1">Bugbear:</text:span> 4 HP, 1 Armor, 14 STR, 12 DEX, 11 WIL, club (d8, bulky). Large, goblinoids covered in animal-like hair.. Prefers stealth and trickery to gain an advantage.</text:p>
        <text:p text:style-name="P21"><text:span text:style-name="T1">Camel:</text:span> 3 HP, 12 STR, 13 DEX, 4 WIL, bite (d6). Beasts of burden native to dry, arid lands.. Can survive without water for weeks at a time.. Moves through sand and broken ground without difficulty.</text:p>
        <text:p text:style-name="P21"><text:span text:style-name="T1">Cat, Lion:</text:span> 5 HP, 12 STR, 12 DEX, 11 WIL, bite (d10), claws (d6+d6). Hunts in a pride of at least 4. Lives in the savannahs or other similarly dry lands.. Carnivorous. Only hunts humans if desperatly hungry or in <text:soft-page-break/>clear advantage.. Blood-sense: Can follow bleeding prey over great distances.</text:p>
        <text:p text:style-name="P21"><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21"><text:span text:style-name="T1">Cat, Panther:</text:span> 4 HP, 11 STR, 14 DEX, 5 WIL, bite (d8), claws (d6+d6). Dark furred cats that live on forests and plains.. Hunts medium or small-sized animals, using their extreme speed and night vision to their advantage.</text:p>
        <text:p text:style-name="P21"><text:span text:style-name="T1">Cat, Sabre-Toothed Tiger:</text:span> 8 HP, 15 STR, 14 DEX, 3 WIL, bite (d12), claws (d6+d6). Huge, primeval cats with enormous fangs.. Extremely rare, generally found in regions untouched by civilization.</text:p>
        <text:p text:style-name="P21"><text:span text:style-name="T1">Cat, Tiger:</text:span> 6 HP, 14 STR, 14 DEX, 6 WIL, bite (d8), claws (d6+d6). Striped, solitary felines. Lives in woodlands and in colder regions.. Uses camouflage and stealth to hunt and surprise their victims.</text:p>
        <text:p text:style-name="P21"><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21"><text:span text:style-name="T1">Centaur:</text:span> 6 HP, 1 Armor, 14 STR, 12 DEX, spear (d8) or short bow (d6). Creatures with the lower body and legs of a horse and the upper body, arms and head of a humanoid.. Uses their great speed to hunt for food in the forest and plains.</text:p>
        <text:p text:style-name="P21"><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21"><text:span text:style-name="T1">Chimera:</text:span> 10 HP, 14 STR, bite and gore (d10+d10), fire breath (d12, Blast). A three-headed flying aberration.A hybrid of lion, goat, and dragon.. Created through powerful magic, these creatures are can be bound to a master or roaming free.</text:p>
        <text:p text:style-name="P21"><text:span text:style-name="T1">Cobblehounds:</text:span> 12 HP, 2 Armor, 14 STR, 1 DEX, 8 WIL, bite (d10). Immobile constructs typically used as guardians to great tombs or artifacts.. Unaffected by mundane persuasion techniques, but does love a good bone.</text:p>
        <text:p text:style-name="P21"><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21"><text:span text:style-name="T1">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21"><text:soft-page-break/><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21"><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21"><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21"><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21"><text:span text:style-name="T1">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21"><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21"><text:span text:style-name="T1">Cyclops:</text:span> 9 HP, 18 STR, 8 DEX, 6 WIL, club (d10). Giant humanoids with a single large eye centered on the face. Dwell in caves and herd small animals.. Slow-witted, can easily be fooled by other intelligent beings.</text:p>
        <text:p text:style-name="P21"><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21"><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text:soft-page-break/>landing the blow is driven into bloodthirsty hatred.</text:p>
        <text:p text:style-name="P21"><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21"><text:span text:style-name="T1">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21"><text:span text:style-name="T1">Dog, Hunting:</text:span> 3 HP, 12 DEX, bite (d6). Bulky, domestic breeds with a ferocious nature.. Track by scent. Once started, very difficult to put off the trail.. Only attack at their owner’s command.</text:p>
        <text:p text:style-name="P21"><text:span text:style-name="T1">Dog, War:</text:span> 6 HP, 1 Armor, 13 STR, bite (d10). Large breeds selected by their bulk and strength.. Not scared by noise or battle.. Trained to fight until death if not ordered to stop.</text:p>
        <text:p text:style-name="P21"><text:span text:style-name="T1">Dog, Wild:</text:span> 3 HP, 12 DEX, bite (d6). Wild dogs that roam in forests in large packs.. A Wild dog automatically succeeds Morale saves while among its pack.</text:p>
        <text:p text:style-name="P21"><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21"><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21"><text:span text:style-name="T1">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21"><text:soft-page-break/><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21"><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21"><text:span text:style-name="T1">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21"><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21"><text:span text:style-name="T1">Draugr:</text:span> 12 HP, 2 Armor, 15 STR, 9 DEX, 13 WIL, rusty broadsword (d8). Undead horror made of withered flesh. Rises from those killed in battle and left to rot.. Critical Damage: target is instantly killed, only to rise later as a Thrall.</text:p>
        <text:p text:style-name="P21"><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21"><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text:soft-page-break/>into the tree, disappearing forever if not rescued quickly.</text:p>
        <text:p text:style-name="P21"><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21"><text:span text:style-name="T1">Elemental, Air:</text:span> 16 HP, 11 STR, 15 DEX, 8 WIL, wind blow (d10). Huge, living vortexes of whirling air.. Lighter creatures are swept away by its presence.. It’s attacks ignore any worn armor.</text:p>
        <text:p text:style-name="P21"><text:span text:style-name="T1">Elemental, Earth:</text:span> 12 HP, 3 Armor, 16 STR, 6 DEX, fists (d12). Huge humanoid beings made of earth and stone.. Create constant earth tremors with their presence.. Can meld into the earth and move through it as if swimming.</text:p>
        <text:p text:style-name="P21"><text:span text:style-name="T1">Elemental, Fire:</text:span> 16 HP, 12 DEX, 14 WIL, flare (d10, Blast). Living columns of pure flame that burn everything in their path.. Highly vulnerable to being touched by water or rain.. Can scatter their flames, freely changing its form.</text:p>
        <text:p text:style-name="P21"><text:span text:style-name="T1">Elemental, Water:</text:span> 12 HP, 2 Armor, 15 STR, blow (d8). Huge waves of flowing water.. Must stay near a body of water.. Envelop victims inside their forms to drown then.</text:p>
        <text:p text:style-name="P21"><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21"><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21"><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21"><text:span text:style-name="T1">Ettin:</text:span> 10 HP, 16 STR, 6 WIL, club (d10). Two-headed giant kin of low intelligence and aggressive behavior. Lay underground and only act in darkness.. One head is always vigilant, preventing being surprised.</text:p>
        <text:p text:style-name="P21"><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text:soft-page-break/>(1-Charm, 2-Phobia, 3-Telekinesis, 4-Sleep, 5-Shuffle, 6-Vision).</text:p>
        <text:p text:style-name="P21"><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21"><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21"><text:span text:style-name="T1">Foxwoman:</text:span> 6 HP, 12 STR, 14 DEX, 11 WIL, teeth (d6), claws (d8+d8). Appears as a 7-foot tall with a human woman with the head of a fox.. Transforms into a fox at will.</text:p>
        <text:p text:style-name="P21"><text:span text:style-name="T1">Frost Elf:</text:span> 14 HP, 1 Armor, 8 STR, 13 DEX, 14 WIL, icicle dagger (d6), a Spellbook (Choose one: Sleep, Teleport, Detect Magic). Beautiful, amoral, and long-lived.. Resistant to most forms of magic.</text:p>
        <text:p text:style-name="P21"><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21"><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21"><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21"><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21"><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21"><text:span text:style-name="T1">Giant Crab:</text:span> 6 HP, 3 Armor, 14 STR, 3 DEX, 8 WIL, pincers (d12). Huge crustaceans that live in coastal areas and mindlessly attack anything that comes near.. Their pincers crush <text:soft-page-break/>with enough strength to ignore any armor lesser than plate.. Their heavy carapace makes them notably hardy but equally slow.</text:p>
        <text:p text:style-name="P21"><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21"><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21"><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21"><text:span text:style-name="T1">Frost Giant:</text:span> 14 HP, 2 Armor, 18 STR, 12 WIL, greataxe (d12+d10) or longbow (d12). 18’ tall humanoids with blue-ish skin and pale hair. Wear furs and iron Armor.. Unharmed by cold and ice.. Excellent trackers, hunt accompanied by dire wolves.</text:p>
        <text:p text:style-name="P21"><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21"><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21"><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21"><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21"><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text:soft-page-break/>ignores armor. It needs a short rest before being able to do it again.</text:p>
        <text:p text:style-name="P21"><text:span text:style-name="T1">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21"><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21"><text:span text:style-name="T1">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21"><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21"><text:span text:style-name="T1">Gorilla:</text:span> 6 HP, 14 STR, fists (d6+d6). Large, muscular apes that dwell in hot jungles.. Mostly peaceful until provoked, but will impose itself on the presence of its young.. Critical Damage: Rends the victim for 1d4 extra STR damage.</text:p>
        <text:p text:style-name="P21"><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21"><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21"><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21"><text:span text:style-name="T1">Sea Hag:</text:span> 6 HP, 12 STR, 14 WIL, knife (d6). Ghostly looking, green-skinned hags that dwell in seaweed <text:soft-page-break/>forests and warm shallow waters. Crave eating human flesh.. Highly resistant to magic effects.. Hideous Gaze: Everyone facing the Hag must save WIL or drop to 0 HP, each target can only be affected once per encounter.</text:p>
        <text:p text:style-name="P21"><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21"><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21"><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21"><text:span text:style-name="T1">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21"><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21"><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21"><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21"><text:span text:style-name="T1">Ifrit:</text:span> 10 HP, 15 STR, 14 WIL, flaming sword (d10+d8, bulky). Clever, treacherous beings from the elemental plane of fire. Manifest as <text:soft-page-break/>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21"><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21"><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21"><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21"><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21"><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21"><text:span text:style-name="T1">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21"><text:span text:style-name="T1">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21"><text:soft-page-break/><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21"><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21"><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21"><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21"><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21"><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21"><text:span text:style-name="T1">Nightmare:</text:span> 8 HP, 15 STR, 12 DEX, 18 WIL, flaming hooves (d8+d6). Intelligent demonic horses with burning-red eyes, smoldering nostrils, and flaming hooves.. Constantly breathe a thick cloud of smoke, impairing damage dealt by <text:soft-page-break/>anyone in melee with the nightmare.. Sometimes are used as steeds by other powerful demonic creatures.</text:p>
        <text:p text:style-name="P21"><text:span text:style-name="T1">Giant Octopus:</text:span> 8 HP, 14 STR, 8 WIL, tentacles (d6, Blast). Large, eight-armed saltwater creatures. Dwell nearby warm coasts.. Can attack up to 8 nearby creatures.. When threatened, spills a thick cloud of ink and quickly swims away.</text:p>
        <text:p text:style-name="P21"><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21"><text:span text:style-name="T1">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21"><text:span text:style-name="T1">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21"><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21"><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21"><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21"><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text:soft-page-break/>showering in blood, restoring any lost STR and HP.</text:p>
        <text:p text:style-name="P21"><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21"><text:span text:style-name="T1">Root Goblin:</text:span> 4 HP, 8 STR, 14 DEX, 8 WIL, spear (d6). Avoid combat unless they have the advantage (such as greater numbers).. Guard their stolen goods to the death.. Prize Spellbooks; willing to trade.</text:p>
        <text:p text:style-name="P21"><text:span text:style-name="T1">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21"><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21"><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21"><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21"><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21"><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21"><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21"><text:soft-page-break/><text:span text:style-name="T1">Skeleton:</text:span> 5 HP, 1 Armor, 13 DEX, rusty sword (d6). If a skeleton is killed and its bones are not scattered, it reforms.</text:p>
        <text:p text:style-name="P21"><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21"><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21"><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21"><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21"><text:span text:style-name="T1">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21"><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21"><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21"><text:span text:style-name="T1">Treant:</text:span> 10 HP, 3 Armor, 15 STR, 3 DEX, 12 WIL, roots (d10+d8, Blast). A human face made of bark on the <text:soft-page-break/>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21"><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21"><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21"><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21"><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21"><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21"><text:span text:style-name="T1">Warper:</text:span> 8 HP, 14 DEX, 12 WIL, tentacles (d8, Blast). Large panther like predators with many edged tentacles growing out of their backs.. Can teleport short distances at will, which it uses to ambush prey.. Highly resistant to magical effects.</text:p>
        <text:p text:style-name="P21"><text:span text:style-name="T1">Giant Weasel:</text:span> 6 HP, 15 STR, 14 DEX, bite and claws (d12+d10). 6’ long, predatory mammals with rich fur of brown, gold, or white. Dwell in subterranean tunnels, hunting alone or in small groups.. Vicious trackers, <text:soft-page-break/>can smell blood at long distances. Prefer to stalk targets that are already wounded to finish them off.. After attacking, locks its powerful jaws on the target and keeps biting, only releasing if its sure the victim is dead.</text:p>
        <text:p text:style-name="P21"><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21"><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21"><text:span text:style-name="T1">Wolf:</text:span> 6 HP, 12 STR, 14 DEX, bite (d8). Large canines that dwell primarily in wildlands, but occasionally lair in caves.. Can be trained like dogs if captured young.. When found in packs of at least 4, wolfs never fail morale saves.</text:p>
        <text:p text:style-name="P21"><text:span text:style-name="T1">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21"><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21"><text:span text:style-name="T1">Zombie:</text:span> 6 HP, 6 DEX, 3 WIL, rusted weapon (d6). Slow, mindless re-animated corpses. Created by wicked wizards to serve as guardians in hordes.. Simply attacks anything that comes nearby.. Cannot be affected by anything that targets the mind.</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text:style-name="ListLabel_20_11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02:33:35</meta:creation-date>
    <dc:date>2024-04-29T19:35:10.850360532</dc:date>
    <meta:generator>LibreOffice/7.3.7.2$Linux_X86_64 LibreOffice_project/30$Build-2</meta:generator>
    <meta:editing-duration>PT7M28S</meta:editing-duration>
    <meta:editing-cycles>1</meta:editing-cycles>
    <meta:document-statistic meta:table-count="0" meta:image-count="0" meta:object-count="0" meta:page-count="24" meta:paragraph-count="297" meta:word-count="10983" meta:character-count="64697" meta:non-whitespace-character-count="54103"/>
    <meta:user-defined meta:name="AppVersion">12.0000</meta:user-defined>
    <meta:user-defined meta:name="arkdown.md">True</meta:user-defined>
    <meta:template xlink:type="simple" xlink:actuate="onRequest" xlink:title="Normal.dotm" xlink:href=""/>
  </office:meta>
</office:document-meta>
</file>